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xmlns:loext="urn:org:documentfoundation:names:experimental:office:xmlns:loext:1.0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style:mirror="none" draw:fill="none" draw:fill-color="#000000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%"/>
      </text:list-level-style-bullet>
    </text:list-style>
    <style:style style:name="P_fb8311b8f437dcead6921e0e69491aa6" style:family="paragraph">
      <style:paragraph-properties fo:line-height="100%" fo:margin-top="0.000cm" fo:margin-bottom="0.000cm" fo:text-align="center" style:writing-mode="lr-tb"/>
    </style:style>
    <style:style style:name="T_4573f0c1fb3b59fab2c2d67301d18a8a" style:family="text">
      <style:text-properties fo:color="#E06B20" fo:font-family="Calibri" fo:font-size="60pt" fo:font-weight="bold" fo:language="en" style:script-type="latin"/>
    </style:style>
  </office:automatic-styles>
  <office:body>
    <office:presentation>
      <draw:page draw:master-page-name="Standard" draw:style-name="stylePage0">
        <draw:frame draw:style-name="gr1" svg:width="15.875cm" svg:height="7.938cm" svg:x="4.498cm" svg:y="4.763cm">
          <draw:text-box>
            <text:p text:style-name="P_fb8311b8f437dcead6921e0e69491aa6">
              <text:span text:style-name="T_4573f0c1fb3b59fab2c2d67301d18a8a">Thank you for using PHPPresentation!</text:span>
            </text:p>
          </draw:text-box>
        </draw:frame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21-12-28T23:20:35.000</dc:date>
    <dc:description/>
    <dc:subject/>
    <dc:title>Untitled Presentation</dc:title>
    <meta:creation-date>2021-12-28T23:20:35.000</meta:creation-date>
    <meta:initial-creator>Unknown Creator</meta:initial-creator>
    <meta:keyword/>
  </office:meta>
</office:document-meta>
</file>